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ac="http://www.deltaxml.com/ns/track-changes/attribute-change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1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 Item Numbering Restarted</text:h>
      <text:p text:style-name="Text_20_body">In this example, the second list item in the following list will have the numbering restarted. This has the effect of adding a new attribute to the list item</text:p>
      <text:list text:style-name="L1">
        <text:list-item>
          <text:p text:style-name="P1">This is the first item, numbered as 1</text:p>
        </text:list-item>
        <text:list-item text:start-value="1" ac:change001="ct1,insert,text:start-value">
          <text:p text:style-name="P1">This is the second item, initially numberd as 2. Numbering will be restarted so that it becomes 1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3T11:24:13</meta:creation-date>
    <dc:date>2010-06-23T11:25:57</dc:date>
    <dc:creator>Tristan Mitchell</dc:creator>
    <meta:editing-duration>PT00H01M37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4" meta:word-count="61" meta:character-count="325"/>
  </office:meta>
</office:document-meta>
</file>